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7208578"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205128"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232475"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215272"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205171"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202729"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224885"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216946"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231497"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224939"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220902"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222644"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214883"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232167"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222955"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229240"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233381"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26245"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222444"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223268"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232694"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211942"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04054"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204316"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205581"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220215"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227901"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205073"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217806"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01312"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213435"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222741"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208280"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202690"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212607"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222830"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27709"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214250"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206695"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228433"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223899"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226479"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214292"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29876"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202295"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211990"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203447"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222921"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229999"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215630"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02298"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208766"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227205"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230582"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232285"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01495"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226981"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209815"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229098"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207806"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27707"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217758"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230452"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224427"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220963"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1"/>
      <text:p text:style-name="P21"/>
      <text:p text:style-name="P21"/>
      <text:list xml:id="list40219644"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ext:soft-page-break/>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soft-page-break/><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text:soft-page-break/>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soft-page-break/><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text:soft-page-break/>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209494"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ext:soft-page-break/>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soft-page-break/><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soft-page-break/><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soft-page-break/><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oft-page-break/><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text:soft-page-break/>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text:soft-page-break/>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ext:soft-page-break/>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text:soft-page-break/>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17861"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720637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07566" text:continue-list="list40217861" text:style-name="WW8Num13">
        <text:list-item>
          <text:list>
            <text:list-item>
              <text:h text:style-name="P57" text:outline-level="2"><text:span text:style-name="T6">libcstl 2.1</text:span><text:span text:style-name="T3">改善</text:span></text:h>
            </text:list-item>
          </text:list>
        </text:list-item>
      </text:list>
      <text:list xml:id="list37210836"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40201545" text:continue-list="list40207566" text:style-name="WW8Num13">
        <text:list-item>
          <text:list>
            <text:list-item>
              <text:h text:style-name="P57" text:outline-level="2"><text:span text:style-name="T6">libcstl 2.1</text:span><text:span text:style-name="T3">代码的优化</text:span></text:h>
            </text:list-item>
          </text:list>
        </text:list-item>
      </text:list>
      <text:list xml:id="list40226390" text:continue-list="list37210836"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230385" text:continue-list="list40201545"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6T20:09:07.79</dc:date>
    <meta:editing-cycles>1835</meta:editing-cycles>
    <meta:editing-duration>PT439H18M46S</meta:editing-duration>
    <meta:generator>OpenOffice.org/3.2$Win32 OpenOffice.org_project/320m18$Build-9502</meta:generator>
    <dc:creator>Bo Wang</dc:creator>
    <meta:document-statistic meta:table-count="572" meta:image-count="41" meta:object-count="0" meta:page-count="249" meta:paragraph-count="7664" meta:word-count="62446" meta:character-count="232023"/>
  </office:meta>
</office:document-meta>
</file>